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Helvetica Neue" svg:font-family="'Helvetica Neue', Helvetica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Verdana" svg:font-family="Verdana, Arial, Helvetica, sans-serif"/>
  </office:font-face-decls>
  <office:automatic-styles>
    <style:style style:name="Tabela1" style:family="table">
      <style:table-properties style:width="16.563cm" table:align="left"/>
    </style:style>
    <style:style style:name="Tabela1.A" style:family="table-column">
      <style:table-column-properties style:column-width="0.817cm"/>
    </style:style>
    <style:style style:name="Tabela1.B" style:family="table-column">
      <style:table-column-properties style:column-width="8.49cm"/>
    </style:style>
    <style:style style:name="Tabela1.C" style:family="table-column">
      <style:table-column-properties style:column-width="0.474cm"/>
    </style:style>
    <style:style style:name="Tabela1.D" style:family="table-column">
      <style:table-column-properties style:column-width="0.843cm"/>
    </style:style>
    <style:style style:name="Tabela1.E" style:family="table-column">
      <style:table-column-properties style:column-width="5.939cm"/>
    </style:style>
    <style:style style:name="Tabela1.A1" style:family="table-cell">
      <style:table-cell-properties fo:padding-left="0.191cm" fo:padding-right="0.191cm" fo:padding-top="0.049cm" fo:padding-bottom="0.049cm" fo:border="1pt solid #000000"/>
    </style:style>
    <style:style style:name="Tabela1.B1" style:family="table-cell">
      <style:table-cell-properties fo:padding-left="0cm" fo:padding-right="0.191cm" fo:padding-top="0.049cm" fo:padding-bottom="0.049cm" fo:border-left="none" fo:border-right="1pt solid #000000" fo:border-top="1pt solid #000000" fo:border-bottom="1pt solid #000000"/>
    </style:style>
    <style:style style:name="Tabela1.C1" style:family="table-cell">
      <style:table-cell-properties fo:padding-left="0cm" fo:padding-right="0.191cm" fo:padding-top="0cm" fo:padding-bottom="0cm" fo:border-left="none" fo:border-right="1pt solid #000000" fo:border-top="none" fo:border-bottom="none"/>
    </style:style>
    <style:style style:name="Tabela1.A2" style:family="table-cell">
      <style:table-cell-properties fo:padding-left="0.191cm" fo:padding-right="0.191cm" fo:padding-top="0cm" fo:padding-bottom="0.049cm" fo:border-left="1pt solid #000000" fo:border-right="1pt solid #000000" fo:border-top="none" fo:border-bottom="1pt solid #000000"/>
    </style:style>
    <style:style style:name="Tabela1.B2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Tabela2" style:family="table">
      <style:table-properties style:width="16.378cm" table:align="left"/>
    </style:style>
    <style:style style:name="Tabela2.A" style:family="table-column">
      <style:table-column-properties style:column-width="4.323cm"/>
    </style:style>
    <style:style style:name="Tabela2.B" style:family="table-column">
      <style:table-column-properties style:column-width="4.112cm"/>
    </style:style>
    <style:style style:name="Tabela2.C" style:family="table-column">
      <style:table-column-properties style:column-width="3.956cm"/>
    </style:style>
    <style:style style:name="Tabela2.D" style:family="table-column">
      <style:table-column-properties style:column-width="3.986cm"/>
    </style:style>
    <style:style style:name="Tabela2.A1" style:family="table-cell">
      <style:table-cell-properties fo:padding-left="0.191cm" fo:padding-right="0.191cm" fo:padding-top="0.049cm" fo:padding-bottom="0.049cm" fo:border="1pt solid #000000"/>
    </style:style>
    <style:style style:name="Tabela2.B1" style:family="table-cell">
      <style:table-cell-properties fo:padding-left="0cm" fo:padding-right="0.191cm" fo:padding-top="0.049cm" fo:padding-bottom="0.049cm" fo:border-left="none" fo:border-right="1pt solid #000000" fo:border-top="1pt solid #000000" fo:border-bottom="1pt solid #000000"/>
    </style:style>
    <style:style style:name="Tabela2.A2" style:family="table-cell">
      <style:table-cell-properties fo:padding-left="0.191cm" fo:padding-right="0.191cm" fo:padding-top="0cm" fo:padding-bottom="0.049cm" fo:border-left="1pt solid #000000" fo:border-right="1pt solid #000000" fo:border-top="none" fo:border-bottom="1pt solid #000000"/>
    </style:style>
    <style:style style:name="Tabela2.B2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P1" style:family="paragraph" style:parent-style-name="Standard">
      <style:text-properties fo:font-variant="normal" fo:text-transform="none" fo:color="#666666" loext:opacity="100%" fo:letter-spacing="normal"/>
    </style:style>
    <style:style style:name="P2" style:family="paragraph" style:parent-style-name="Standard">
      <style:text-properties officeooo:paragraph-rsid="000a5305"/>
    </style:style>
    <style:style style:name="P3" style:family="paragraph" style:parent-style-name="Standard">
      <style:text-properties fo:background-color="#ffff00"/>
    </style:style>
    <style:style style:name="P4" style:family="paragraph" style:parent-style-name="Standard">
      <style:text-properties fo:color="#c9211e" loext:opacity="100%"/>
    </style:style>
    <style:style style:name="P5" style:family="paragraph" style:parent-style-name="Standard">
      <style:text-properties officeooo:paragraph-rsid="000bf233"/>
    </style:style>
    <style:style style:name="P6" style:family="paragraph" style:parent-style-name="Table_20_Contents">
      <style:paragraph-properties fo:margin-top="0cm" fo:margin-bottom="0.499cm" style:contextual-spacing="false"/>
    </style:style>
    <style:style style:name="T1" style:family="text">
      <style:text-properties fo:background-color="#ffff00" loext:char-shading-value="0"/>
    </style:style>
    <style:style style:name="T2" style:family="text">
      <style:text-properties fo:color="#c9211e" loext:opacity="100%"/>
    </style:style>
    <style:style style:name="T3" style:family="text">
      <style:text-properties officeooo:rsid="000bf23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Unidade 03 - Módulo 01 <text:s/>Implicação Lógica</text:p>
      <text:p text:style-name="Standard">TESTE REALIZADO</text:p>
      <text:p text:style-name="Standard"/>
      <text:p text:style-name="Standard"><text:s/></text:p>
      <text:p text:style-name="P3">Questão1 <text:s/></text:p>
      <text:p text:style-name="P3"><text:s/></text:p>
      <text:p text:style-name="Standard"><text:s text:c="3"/></text:p>
      <text:p text:style-name="Standard">Verifique a implicação:</text:p>
      <text:p text:style-name="Standard"><text:s/></text:p>
      <text:p text:style-name="Standard"/>
      <text:p text:style-name="Standard">~(c v d) → e</text:p>
      <text:p text:style-name="Standard"/>
      <text:p text:style-name="Standard">~(c v d)</text:p>
      <text:p text:style-name="Standard"/>
      <text:p text:style-name="Standard"><text:s text:c="3"/>e</text:p>
      <text:p text:style-name="Standard"/>
      <text:p text:style-name="Standard"/>
      <text:p text:style-name="Standard">Complete as lacunas:</text:p>
      <text:p text:style-name="Standard"><text:s/></text:p>
      <text:p text:style-name="Standard"/>
      <text:p text:style-name="Standard">O resultado final da tabela verdade de (~(cvd)→e) ∧ ~(cvd) → e <text:s/>é ________________ e por isso é uma implicação ________________.</text:p>
      <text:p text:style-name="Standard"/>
      <text:p text:style-name="Standard"><text:s/></text:p>
      <text:p text:style-name="Standard">OBS: Ao construir uma tabela verdade, inicie as colunas das proposições componentes com o valor lógico “V”.</text:p>
      <text:p text:style-name="Standard"><text:s/></text:p>
      <text:p text:style-name="Standard"/>
      <text:p text:style-name="Standard">Marque a alternativa correta:</text:p>
      <text:p text:style-name="Standard"/>
      <text:p text:style-name="Standard"><text:s/></text:p>
      <text:p text:style-name="P3">1 - VVVVVVVV, válida.</text:p>
      <text:p text:style-name="Standard">2 - VVVVVVFV, inválida.</text:p>
      <text:p text:style-name="Standard">3 - VFVVVVVV, inválida.</text:p>
      <text:p text:style-name="Standard">4 - VVVVVVVF, inválida.</text:p>
      <text:p text:style-name="Standard">5 - VVVVVFVV, inválida.</text:p>
      <text:p text:style-name="Standard"><text:s/></text:p>
      <text:p text:style-name="P3">Sua resposta: VVVVVVVV, válida.</text:p>
      <text:p text:style-name="Standard">Valor: Resposta Correta</text:p>
      <text:p text:style-name="Standard">Valor recebido: 10.00</text:p>
      <text:p text:style-name="Standard"/>
      <text:p text:style-name="Standard"/>
      <text:p text:style-name="Standard"><text:s/></text:p>
      <text:p text:style-name="P3"><text:s/></text:p>
      <text:p text:style-name="P3">Questão2 <text:s/></text:p>
      <text:p text:style-name="Standard"><text:s/></text:p>
      <text:p text:style-name="Standard"><text:s text:c="3"/></text:p>
      <text:p text:style-name="Standard">Avalie as alternativas a seguir. Marque V, quando a alternativa estiver falando algo Verdadeiro e F quando for algo Falso:</text:p>
      <text:p text:style-name="Standard"/>
      <text:p text:style-name="Standard">( <text:s text:c="3"/>) Os símbolos ↔ e ⇔ <text:s/>representam a mesma operação lógica, que é a condicional.</text:p>
      <text:p text:style-name="Standard"/>
      <text:p text:style-name="Standard"><text:soft-page-break/>( <text:s text:c="3"/>) A proposição P é implica na proposição Q apenas quando a condicional P→Q for tautológica.</text:p>
      <text:p text:style-name="Standard">( <text:s text:c="3"/>) Pode-se afirmar que P:p ∧ q ⇒ Q: p ↔ q, pois não há a ocorrência de F ⇒ V na mesma linha, quando comparados resultados finais das respectivas tabelas verdades.</text:p>
      <text:p text:style-name="Standard"/>
      <text:p text:style-name="Standard"><text:s text:c="11"/></text:p>
      <text:p text:style-name="Standard"/>
      <text:p text:style-name="Standard">Marque a alternativa correta abaixo:</text:p>
      <text:p text:style-name="Standard"/>
      <text:p text:style-name="Standard"><text:s/></text:p>
      <text:p text:style-name="Standard">1 - V V V</text:p>
      <text:p text:style-name="Standard">2 - V F V</text:p>
      <text:p text:style-name="Standard">3 - F V V</text:p>
      <text:p text:style-name="P3">4 - F V F</text:p>
      <text:p text:style-name="Standard">5 - F F V</text:p>
      <text:p text:style-name="Standard"><text:s/></text:p>
      <text:p text:style-name="P3">Sua resposta: F V F</text:p>
      <text:p text:style-name="Standard">Valor: Resposta Correta</text:p>
      <text:p text:style-name="Standard">Valor recebido: 10.00</text:p>
      <text:p text:style-name="Standard"/>
      <text:p text:style-name="Standard"/>
      <text:p text:style-name="Standard"><text:s/></text:p>
      <text:p text:style-name="Standard"><text:s/></text:p>
      <text:p text:style-name="Standard">Questão3 <text:s/></text:p>
      <text:p text:style-name="Standard"><text:s/></text:p>
      <text:p text:style-name="Standard"><text:s text:c="3"/></text:p>
      <text:p text:style-name="Standard">Considere o argumento abaixo:</text:p>
      <text:p text:style-name="Standard"/>
      <text:p text:style-name="Standard"/>
      <text:p text:style-name="Standard">Se X é par então o resultado de X dividido por 2 é par</text:p>
      <text:p text:style-name="Standard"/>
      <text:p text:style-name="Standard">1ª Premissa</text:p>
      <text:p text:style-name="Standard"/>
      <text:p text:style-name="Standard">X/2 não é par</text:p>
      <text:p text:style-name="Standard"/>
      <text:p text:style-name="Standard">2ª Premissa</text:p>
      <text:p text:style-name="Standard"/>
      <text:p text:style-name="Standard">_________________________________________________________________</text:p>
      <text:p text:style-name="Standard"/>
      <text:p text:style-name="Standard"><text:s/></text:p>
      <text:p text:style-name="Standard"/>
      <text:p text:style-name="Standard">Logo,?????????</text:p>
      <text:p text:style-name="Standard"/>
      <text:p text:style-name="Standard">Concluinte</text:p>
      <text:p text:style-name="Standard"/>
      <text:p text:style-name="Standard"><text:s/></text:p>
      <text:p text:style-name="Standard"/>
      <text:p text:style-name="Standard">Avalie as conclusões abaixo e identifique com V, quando a alternativa estiver falando algo Verdadeiro e F quando for algo Falso:</text:p>
      <text:p text:style-name="Standard"/>
      <text:p text:style-name="Standard"><text:s/></text:p>
      <text:p text:style-name="Standard">( <text:s text:c="3"/>) A premissa “Se X é par então o resultado de X dividido por 2 é par” é simbolicamente representada por (X é par)→(X/2 é par), isto é, p→q</text:p>
      <text:p text:style-name="Standard"><text:soft-page-break/>( <text:s text:c="3"/>) Considerando q: X/2 é par, pode-se representar a premissa “X/2 não é par” por ~q.</text:p>
      <text:p text:style-name="Standard">( <text:s text:c="3"/>) Considerando a regra de inferência Modus Tollens(MT), a concluinte será “Logo, X não é par”</text:p>
      <text:p text:style-name="Standard"/>
      <text:p text:style-name="Standard"><text:s text:c="11"/></text:p>
      <text:p text:style-name="Standard"/>
      <text:p text:style-name="Standard">Marque a alternativa correta:</text:p>
      <text:p text:style-name="Standard"/>
      <text:p text:style-name="Standard"><text:s/></text:p>
      <text:p text:style-name="Standard">1 - V V F</text:p>
      <text:p text:style-name="Standard">2 - F F F</text:p>
      <text:p text:style-name="Standard">3 - F F V</text:p>
      <text:p text:style-name="P3">4 - V V V</text:p>
      <text:p text:style-name="Standard">5 - F V F</text:p>
      <text:p text:style-name="Standard"><text:s/></text:p>
      <text:p text:style-name="P3">Sua resposta: V V V</text:p>
      <text:p text:style-name="Standard">Valor: Resposta Correta</text:p>
      <text:p text:style-name="Standard">Valor recebido: 10.00</text:p>
      <text:p text:style-name="Standard"/>
      <text:p text:style-name="Standard"/>
      <text:p text:style-name="Standard"><text:s/></text:p>
      <text:p text:style-name="Standard"><text:s/></text:p>
      <text:p text:style-name="P4">Questão4 <text:s/></text:p>
      <text:p text:style-name="Standard"><text:s/></text:p>
      <text:p text:style-name="Standard"><text:s text:c="3"/></text:p>
      <text:p text:style-name="Standard">Verificar as implicações lógicas a seguir:</text:p>
      <text:p text:style-name="Standard"/>
      <text:p text:style-name="Standard"><text:s/></text:p>
      <text:p text:style-name="Standard"/>
      <text:p text:style-name="Standard">~(p ∨ q) → (~p ∨ ~q) ⇒ (p → ~q)</text:p>
      <text:p text:style-name="Standard"/>
      <text:p text:style-name="Standard"><text:s/></text:p>
      <text:p text:style-name="Standard"/>
      <text:p text:style-name="Standard">p → q ∧ ~s ⇒ q ∨ p → s</text:p>
      <text:p text:style-name="Standard"/>
      <text:p text:style-name="Standard"><text:s/></text:p>
      <text:p text:style-name="Standard"/>
      <text:p text:style-name="Standard">OBS: Ao construir uma tabela verdade, inicie as colunas das proposições componentes com o valor lógico “V”.</text:p>
      <text:p text:style-name="Standard"/>
      <text:p text:style-name="Standard"><text:s/></text:p>
      <text:p text:style-name="Standard"/>
      <text:p text:style-name="Standard">Avalie as conclusões abaixo e identifique com V, quando a alternativa estiver falando algo Verdadeiro e F quando for algo Falso:</text:p>
      <text:p text:style-name="Standard"/>
      <text:p text:style-name="Standard"><text:s/></text:p>
      <text:p text:style-name="Standard"/>
      <text:p text:style-name="Standard">( <text:s text:c="3"/>)</text:p>
      <text:p text:style-name="Standard"/>
      <text:p text:style-name="Standard">Considerando A: ~(p∨q)→(~p∨~q) e B: (p→~q), via tabela verdade é possível provar que A ⇒ B, pois a condicional A→B é uma tautologia.</text:p>
      <text:p text:style-name="Standard"/>
      <text:p text:style-name="Standard">( <text:s text:c="3"/>)</text:p>
      <text:p text:style-name="Standard"><text:soft-page-break/></text:p>
      <text:p text:style-name="Standard">Considerando A: p→q∧~s e B: q∨p→s, via tabela verdade é possível provar que não é válida a implicação A⇒B, pois a condicional A→B não é uma tautologia.</text:p>
      <text:p text:style-name="Standard"/>
      <text:p text:style-name="Standard">( <text:s text:c="3"/>)</text:p>
      <text:p text:style-name="Standard"/>
      <text:p text:style-name="Standard">A tabela verdade de (p→ q ∧~s) → (q∨p→s) resultou em uma contradição.</text:p>
      <text:p text:style-name="Standard"/>
      <text:p text:style-name="Standard"><text:s text:c="11"/></text:p>
      <text:p text:style-name="Standard"/>
      <text:p text:style-name="Standard">Marque a alternativa correta:</text:p>
      <text:p text:style-name="Standard"/>
      <text:p text:style-name="Standard"><text:s/></text:p>
      <text:p text:style-name="P4">1 - V F V</text:p>
      <text:p text:style-name="Standard">2 - V F F</text:p>
      <text:p text:style-name="Standard">3 - V V F</text:p>
      <text:p text:style-name="Standard">4 - V V V</text:p>
      <text:p text:style-name="Standard">5 - F V F</text:p>
      <text:p text:style-name="Standard"><text:s/></text:p>
      <text:p text:style-name="P4">Sua resposta: V F V</text:p>
      <text:p text:style-name="Standard">Valor: Resposta Errada</text:p>
      <text:p text:style-name="Standard">Valor recebido: 0.00</text:p>
      <text:p text:style-name="Standard"/>
      <text:p text:style-name="Standard"/>
      <text:p text:style-name="Standard"><text:s/></text:p>
      <text:p text:style-name="Standard"><text:s/></text:p>
      <text:p text:style-name="P3">Questão5 <text:s/></text:p>
      <text:p text:style-name="Standard"><text:s/></text:p>
      <text:p text:style-name="Standard"><text:s text:c="3"/></text:p>
      <text:p text:style-name="Standard">Verifique a implicação:</text:p>
      <text:p text:style-name="Standard"/>
      <text:p text:style-name="Standard"><text:s/></text:p>
      <text:p text:style-name="Standard">p ∧ q → r</text:p>
      <text:p text:style-name="P5">q → r ∧ s</text:p>
      <text:p text:style-name="P5">________________</text:p>
      <text:p text:style-name="Standard"><text:s text:c="5"/>~p v ~q</text:p>
      <text:p text:style-name="Standard"><text:s/></text:p>
      <text:p text:style-name="Standard"/>
      <text:p text:style-name="Standard">Complete as lacunas:</text:p>
      <text:p text:style-name="Standard"/>
      <text:p text:style-name="Standard"><text:s/></text:p>
      <text:p text:style-name="Standard"/>
      <text:p text:style-name="Standard">O resultado final da tabela verdade de (p∧q→r)∧(q→r∧s)→(~pv~q) é ________________ e por isso é uma implicação ________________.</text:p>
      <text:p text:style-name="Standard"/>
      <text:p text:style-name="Standard"><text:s/></text:p>
      <text:p text:style-name="Standard"/>
      <text:p text:style-name="Standard">OBS: Ao construir uma tabela verdade, inicie as colunas das proposições componentes com o valor lógico “V”.</text:p>
      <text:p text:style-name="Standard"/>
      <text:p text:style-name="Standard"><text:s/></text:p>
      <text:p text:style-name="Standard"/>
      <text:p text:style-name="Standard"><text:soft-page-break/>Marque a alternativa correta:</text:p>
      <text:p text:style-name="Standard"/>
      <text:p text:style-name="Standard"><text:s/></text:p>
      <text:p text:style-name="P3">1 - FVVVVVVVVVVVVVVV, inválida.</text:p>
      <text:p text:style-name="Standard">2 - VVVVVVVVVVVVVFVV, inválida.</text:p>
      <text:p text:style-name="Standard">3 - VFVVVVVVVVVVVVVV, inválida.</text:p>
      <text:p text:style-name="Standard">4 - VVVVVVVVVVVVVVVV, inválida.</text:p>
      <text:p text:style-name="Standard">5 - VVVVVVVVVVVVVVVV, válida.</text:p>
      <text:p text:style-name="Standard"><text:s/></text:p>
      <text:p text:style-name="P3">Sua resposta: FVVVVVVVVVVVVVVV, inválida.</text:p>
      <text:p text:style-name="Standard">Valor: Resposta Correta</text:p>
      <text:p text:style-name="Standard">Valor recebido: 10.00</text:p>
      <text:p text:style-name="Standard"/>
      <text:p text:style-name="Standard"/>
      <text:p text:style-name="Standard"><text:s/></text:p>
      <text:p text:style-name="P4"><text:s/></text:p>
      <text:p text:style-name="P4">Questão6 <text:s/></text:p>
      <text:p text:style-name="Standard"><text:s/></text:p>
      <text:p text:style-name="Standard"><text:s text:c="3"/></text:p>
      <text:p text:style-name="Standard">Relacione as colunas abaixo, considerando as denominadas Regras de Inferências:</text:p>
      <text:p text:style-name="Standard"/>
      <text:p text:style-name="Standard"><text:s text:c="2"/></text:p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row>
          <table:table-cell table:style-name="Tabela1.A1" office:value-type="string">
            <text:p text:style-name="P6">1</text:p>
          </table:table-cell>
          <table:table-cell table:style-name="Tabela1.B1" office:value-type="string">
            <text:p text:style-name="P6">( p→q)∧( r→s )∧( p∨r ) ⇒ q∨s</text:p>
          </table:table-cell>
          <table:table-cell table:style-name="Tabela1.C1" office:value-type="string">
            <text:p text:style-name="P6"> </text:p>
          </table:table-cell>
          <table:table-cell table:style-name="Tabela1.B1" office:value-type="string">
            <text:p text:style-name="P6"> </text:p>
          </table:table-cell>
          <table:table-cell table:style-name="Tabela1.B1" office:value-type="string">
            <text:p text:style-name="P6">Silogismo Disjuntivo(SD)</text:p>
          </table:table-cell>
        </table:table-row>
        <table:table-row>
          <table:table-cell table:style-name="Tabela1.A2" office:value-type="string">
            <text:p text:style-name="P6">2</text:p>
          </table:table-cell>
          <table:table-cell table:style-name="Tabela1.B2" office:value-type="string">
            <text:p text:style-name="P6">( p∨q) ∧ ~q ⇒ p</text:p>
          </table:table-cell>
          <table:table-cell table:style-name="Tabela1.C1" office:value-type="string">
            <text:p text:style-name="P6"> </text:p>
          </table:table-cell>
          <table:table-cell table:style-name="Tabela1.B2" office:value-type="string">
            <text:p text:style-name="P6"> </text:p>
          </table:table-cell>
          <table:table-cell table:style-name="Tabela1.B2" office:value-type="string">
            <text:p text:style-name="P6">Silogismo Hipotético(SH)</text:p>
          </table:table-cell>
        </table:table-row>
        <table:table-row>
          <table:table-cell table:style-name="Tabela1.A2" office:value-type="string">
            <text:p text:style-name="P6">3</text:p>
          </table:table-cell>
          <table:table-cell table:style-name="Tabela1.B2" office:value-type="string">
            <text:p text:style-name="P6">( p→q )∧( r→s )∧( ~q∨~s ) ⇒ ~p∨~r</text:p>
          </table:table-cell>
          <table:table-cell table:style-name="Tabela1.C1" office:value-type="string">
            <text:p text:style-name="P6"> </text:p>
          </table:table-cell>
          <table:table-cell table:style-name="Tabela1.B2" office:value-type="string">
            <text:p text:style-name="P6"> </text:p>
          </table:table-cell>
          <table:table-cell table:style-name="Tabela1.B2" office:value-type="string">
            <text:p text:style-name="P6">Dilema Construtivo(DC)</text:p>
          </table:table-cell>
        </table:table-row>
        <table:table-row>
          <table:table-cell table:style-name="Tabela1.A2" office:value-type="string">
            <text:p text:style-name="P6">4</text:p>
          </table:table-cell>
          <table:table-cell table:style-name="Tabela1.B2" office:value-type="string">
            <text:p text:style-name="P6">( p→q)∧(q→r) ⇒ p→r</text:p>
          </table:table-cell>
          <table:table-cell table:style-name="Tabela1.C1" office:value-type="string">
            <text:p text:style-name="P6"> </text:p>
          </table:table-cell>
          <table:table-cell table:style-name="Tabela1.B2" office:value-type="string">
            <text:p text:style-name="P6"> </text:p>
          </table:table-cell>
          <table:table-cell table:style-name="Tabela1.B2" office:value-type="string">
            <text:p text:style-name="P6">Dilema Destrutivo(DD)</text:p>
          </table:table-cell>
        </table:table-row>
      </table:table>
      <text:p text:style-name="Text_20_body"><text:line-break/></text:p>
      <text:p text:style-name="Standard"/>
      <text:p text:style-name="Standard">Marque a alternativa correta:</text:p>
      <text:p text:style-name="Standard"/>
      <text:p text:style-name="Standard"><text:s/></text:p>
      <text:p text:style-name="P4">1 - 2,1,4,3</text:p>
      <text:p text:style-name="Standard">2 - 3,4,1,2</text:p>
      <text:p text:style-name="Standard">3 - 2,4,1,3</text:p>
      <text:p text:style-name="Standard">4 - 3,1,4,2</text:p>
      <text:p text:style-name="Standard">5 - 3,4,2,1</text:p>
      <text:p text:style-name="Standard"><text:s/></text:p>
      <text:p text:style-name="P4">Sua resposta: 2,1,4,3</text:p>
      <text:p text:style-name="Standard">Valor: Resposta Errada</text:p>
      <text:p text:style-name="Standard">Valor recebido: 0.00</text:p>
      <text:p text:style-name="Standard"/>
      <text:p text:style-name="Standard"/>
      <text:p text:style-name="Standard"><text:s/></text:p>
      <text:p text:style-name="Standard"><text:s/></text:p>
      <text:p text:style-name="P4">Questão7 <text:s/></text:p>
      <text:p text:style-name="Standard"><text:s/></text:p>
      <text:p text:style-name="Standard"><text:soft-page-break/><text:s text:c="3"/></text:p>
      <text:p text:style-name="Standard">Verifique se p é uma premissa conclusiva das premissas abaixo:</text:p>
      <text:p text:style-name="Standard"/>
      <text:p text:style-name="Standard">1. ~p v q</text:p>
      <text:p text:style-name="Standard"/>
      <text:p text:style-name="Standard">2. q v s</text:p>
      <text:p text:style-name="Standard"/>
      <text:p text:style-name="Standard">3. ~s</text:p>
      <text:p text:style-name="Standard"><text:s/></text:p>
      <text:p text:style-name="Standard"/>
      <text:p text:style-name="Standard">Isto é:</text:p>
      <text:p text:style-name="Standard"/>
      <text:p text:style-name="Standard">Verifique a implicação (~pvq)∧(qvs)∧~s ⇒ p</text:p>
      <text:p text:style-name="Standard"><text:s/></text:p>
      <text:p text:style-name="Standard"/>
      <text:p text:style-name="Standard">Avalie as conclusões abaixo e identifique com V, quando a alternativa estiver falando algo Verdadeiro e F quando for algo Falso:</text:p>
      <text:p text:style-name="Standard"/>
      <text:p text:style-name="Standard"><text:s/></text:p>
      <text:p text:style-name="Standard">( <text:s text:c="3"/>) A implicação (~pvq)∧(qvs)∧~s→p não é válida devido ao resultado da tabela verdade ser VVVVVFVV</text:p>
      <text:p text:style-name="Standard"/>
      <text:p text:style-name="Standard">( <text:s text:c="3"/>) Para verificar a validade da implicação (~pvq)∧(qvs)∧~s⇒p via tabela verdade, há um teorema que diz: será válida a implicação se o resultado da tabela de (~pvq)∧(qvs)∧~s→p não for uma condicional tautológica.</text:p>
      <text:p text:style-name="Standard"/>
      <text:p text:style-name="Standard">( <text:s text:c="3"/>) Considere A: (~pvq)∧(qvs)∧~s→p e B: p. A implicação A⇒B não é válida pois na 6 linha da tabela verdade ocorreu a situação V⇒F, quando comparadas as colunas de A e de B.</text:p>
      <text:p text:style-name="Standard"/>
      <text:p text:style-name="Standard">OBS: Ao construir a tabela verdade, inicie as colunas das proposições componentes com o valor lógico “V”.</text:p>
      <text:p text:style-name="Standard"/>
      <text:p text:style-name="Standard">Marque a alternativa correta:</text:p>
      <text:p text:style-name="Standard"/>
      <text:p text:style-name="Standard"><text:s/></text:p>
      <text:p text:style-name="P4">1 - V V V</text:p>
      <text:p text:style-name="Standard">2 - V F F</text:p>
      <text:p text:style-name="Standard">3 - F F F</text:p>
      <text:p text:style-name="Standard">4 - F V V</text:p>
      <text:p text:style-name="Standard">5 - V F V</text:p>
      <text:p text:style-name="Standard"><text:s/></text:p>
      <text:p text:style-name="P4">Sua resposta: V V V</text:p>
      <text:p text:style-name="Standard">Valor: Resposta Errada</text:p>
      <text:p text:style-name="Standard">Valor recebido: 0.00</text:p>
      <text:p text:style-name="Standard"/>
      <text:p text:style-name="Standard"/>
      <text:p text:style-name="Standard"><text:s/></text:p>
      <text:p text:style-name="Standard"><text:s/></text:p>
      <text:p text:style-name="P4">Questão8 <text:s/></text:p>
      <text:p text:style-name="Standard"><text:s/></text:p>
      <text:p text:style-name="Standard"><text:s text:c="3"/></text:p>
      <text:p text:style-name="Standard">Considere o argumento lógico abaixo:</text:p>
      <text:p text:style-name="Standard"><text:soft-page-break/></text:p>
      <text:p text:style-name="Standard">~p, q v s, s</text:p>
      <text:p text:style-name="Standard"/>
      <text:p text:style-name="Standard">Avalie as conclusões abaixo e identifique com V, quando a alternativa estiver falando algo Verdadeiro e F quando for algo Falso:</text:p>
      <text:p text:style-name="Standard"/>
      <text:p text:style-name="Standard"><text:s/></text:p>
      <text:p text:style-name="Standard">( <text:s text:c="3"/>) A verificação do argumento “p, q v s, s” significa verificar a validade de ~p∧(q v s)⇒s</text:p>
      <text:p text:style-name="Standard">( <text:s text:c="3"/>) É válido o argumento “p, q v s, s” pois a proposição ~p∧(qvs)→s é uma tautológica.</text:p>
      <text:p text:style-name="Standard">( <text:s text:c="3"/>)O argumento ~p∧(q v s)⇒s é a regra de inferência Silogismo Disjuntivo(SD)</text:p>
      <text:p text:style-name="Standard"/>
      <text:p text:style-name="Standard"><text:s text:c="2"/>Marque a alternativa correta:</text:p>
      <text:p text:style-name="Standard"/>
      <text:p text:style-name="Standard"><text:s/></text:p>
      <text:p text:style-name="P4">1 - VVF</text:p>
      <text:p text:style-name="Standard">2 - FFF</text:p>
      <text:p text:style-name="Standard">3 - VFF</text:p>
      <text:p text:style-name="Standard">4 - VVV</text:p>
      <text:p text:style-name="Standard">5 - FVF</text:p>
      <text:p text:style-name="Standard"><text:s/></text:p>
      <text:p text:style-name="P4">Sua resposta: VVF</text:p>
      <text:p text:style-name="Standard">Valor: Resposta Errada</text:p>
      <text:p text:style-name="Standard">Valor recebido: 0.00</text:p>
      <text:p text:style-name="Standard"/>
      <text:p text:style-name="Standard"><text:s/></text:p>
      <text:p text:style-name="P4">Questão9 <text:s/></text:p>
      <text:p text:style-name="Standard"><text:s/></text:p>
      <text:p text:style-name="Standard"><text:s text:c="3"/></text:p>
      <text:p text:style-name="Standard">Complete as lacunas abaixo e depois marque a alternativa correspondente.</text:p>
      <text:p text:style-name="Standard"/>
      <text:p text:style-name="Standard">1º <text:s/>Uma proposição qualquer P implica logicamente em outra proposição Q quando, e somente quando, a proposição Q é _________ todas as vezes que P for __________.</text:p>
      <text:p text:style-name="Standard"/>
      <text:p text:style-name="Standard">2º <text:s/>Na verificação da existência de Implicação Lógica P⇒Q, nas tabelas verdades de P e Q, não pode ocorrer _________ no resultado de P e __________ no resultado de Q, simultaneamente na mesma linha.</text:p>
      <text:p text:style-name="Standard"/>
      <text:p text:style-name="Standard"><text:s/></text:p>
      <text:p text:style-name="Standard">Marque a alternativa correta:</text:p>
      <text:p text:style-name="P4"/>
      <text:p text:style-name="P4"><text:s/></text:p>
      <text:p text:style-name="P4">1 - 1º. Verdade, Verdade; 2º. Verdade, Verdade.</text:p>
      <text:p text:style-name="Standard">2 - 1º. Verdade, Verdade; 2º. Verdade, Falsidade.</text:p>
      <text:p text:style-name="Standard">3 - 1º. Verdade, Falsidade; 2º. Verdade, Falsidade.</text:p>
      <text:p text:style-name="Standard">4 - 1º. Verdade, Falsidade; 2º. Verdade, Verdade.</text:p>
      <text:p text:style-name="Standard">5 - 1º. Verdade, Verdade; 2º. Falsidade, Verdade.</text:p>
      <text:p text:style-name="Standard"><text:s/></text:p>
      <text:p text:style-name="P4">Sua resposta: 1º. Verdade, Verdade; 2º. Verdade, Verdade.</text:p>
      <text:p text:style-name="Standard">Valor: Resposta Errada</text:p>
      <text:p text:style-name="Standard">Valor recebido: 0.00</text:p>
      <text:p text:style-name="Standard"/>
      <text:p text:style-name="Standard"/>
      <text:p text:style-name="Standard"><text:soft-page-break/><text:s/></text:p>
      <text:p text:style-name="Standard"><text:s/></text:p>
      <text:p text:style-name="Standard">Questão10 <text:s/></text:p>
      <text:p text:style-name="Standard"><text:s/></text:p>
      <text:p text:style-name="Standard"><text:s text:c="3"/></text:p>
      <text:p text:style-name="Standard">Identifique quais são as Regras de Inferência representadas pelos argumentos abaixo:</text:p>
      <text:p text:style-name="P1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row>
          <table:table-cell table:style-name="Tabela2.A1" office:value-type="string">
            <text:p text:style-name="P6">~r</text:p>
            <text:p text:style-name="P6">s → r</text:p>
            <text:p text:style-name="P6">__________</text:p>
            <text:p text:style-name="P6">~s</text:p>
            <text:p text:style-name="P6"> </text:p>
          </table:table-cell>
          <table:table-cell table:style-name="Tabela2.B1" office:value-type="string">
            <text:p text:style-name="P6">p∨q</text:p>
            <text:p text:style-name="P6">~q</text:p>
            <text:p text:style-name="P6">_______</text:p>
            <text:p text:style-name="P6">p</text:p>
          </table:table-cell>
          <table:table-cell table:style-name="Tabela2.B1" office:value-type="string">
            <text:p text:style-name="P6">p → q</text:p>
            <text:p text:style-name="P6">r → s</text:p>
            <text:p text:style-name="P6">~q∨~s</text:p>
            <text:p text:style-name="P6">_________</text:p>
            <text:p text:style-name="P6">~p∨~r</text:p>
            <text:p text:style-name="P6"> </text:p>
          </table:table-cell>
          <table:table-cell table:style-name="Tabela2.B1" office:value-type="string">
            <text:p text:style-name="P6">p</text:p>
            <text:p text:style-name="P6">______</text:p>
            <text:p text:style-name="P6">p ∨ q</text:p>
          </table:table-cell>
        </table:table-row>
        <table:table-row>
          <table:table-cell table:style-name="Tabela2.A2" office:value-type="string">
            <text:p text:style-name="P6">I</text:p>
          </table:table-cell>
          <table:table-cell table:style-name="Tabela2.B2" office:value-type="string">
            <text:p text:style-name="P6">II</text:p>
          </table:table-cell>
          <table:table-cell table:style-name="Tabela2.B2" office:value-type="string">
            <text:p text:style-name="P6">III</text:p>
          </table:table-cell>
          <table:table-cell table:style-name="Tabela2.B2" office:value-type="string">
            <text:p text:style-name="P6">IV</text:p>
          </table:table-cell>
        </table:table-row>
      </table:table>
      <text:p text:style-name="Text_20_body"><text:line-break/></text:p>
      <text:p text:style-name="Standard"/>
      <text:p text:style-name="Standard"><text:s/></text:p>
      <text:p text:style-name="Standard"/>
      <text:p text:style-name="Standard">Marque a alternativa correta:</text:p>
      <text:p text:style-name="Standard"/>
      <text:p text:style-name="Standard"><text:s/></text:p>
      <text:p text:style-name="Standard">1 - Modus Ponens (MP), II. Silogismo Hipotético (SH), III. Dilema Destrutivo (DD) e IV. Adição disjuntiva (AD).</text:p>
      <text:p text:style-name="Standard">2 - Modus Tollens (MT), II. Silogismo Disjuntivo (SD), III. Dilema Construtivo (DC) e IV. Adição disjuntiva (AD).</text:p>
      <text:p text:style-name="Standard">3 - Modus Tollens (MT), II. Silogismo Disjuntivo (SD), III. Dilema Destrutivo (DD) e IV. Simplificação Conjuntiva (SIM).</text:p>
      <text:p text:style-name="Standard">4 - Modus Tollens (MT), II. Silogismo Disjuntivo (SD), III. Dilema Destrutivo (DD) e IV. Adição disjuntiva (AD).</text:p>
      <text:p text:style-name="Standard">5 - Modus Ponens (MP), II. Silogismo Hipotético (SH), III. Dilema Destrutivo (DD) e IV. Adição disjuntiva (AD).</text:p>
      <text:p text:style-name="Standard"><text:s/></text:p>
      <text:p text:style-name="Standard">Sua resposta: Modus Ponens (MP), II. Silogismo Hipotético (SH), III. Dilema Destrutivo (DD) e IV. Adição disjuntiva (AD).</text:p>
      <text:p text:style-name="Standard">Valor: Resposta Errada</text:p>
      <text:p text:style-name="Standard">Valor recebido: 0.00</text:p>
      <text:p text:style-name="Standard"/>
      <text:p text:style-name="Standard"/>
      <text:p text:style-name="Standard"><text:s/></text:p>
      <text:p text:style-name="Standard"><text:s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Helvetica Neue" svg:font-family="'Helvetica Neue', Helvetica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Verdana" svg:font-family="Verdana, Arial, Helvetica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30T02:14:24.751260213</meta:creation-date>
    <dc:date>2023-05-30T02:32:50.186820369</dc:date>
    <meta:editing-duration>PT7M45S</meta:editing-duration>
    <meta:editing-cycles>5</meta:editing-cycles>
    <meta:generator>LibreOffice/7.3.7.2$Linux_X86_64 LibreOffice_project/30$Build-2</meta:generator>
    <meta:document-statistic meta:table-count="2" meta:image-count="0" meta:object-count="0" meta:page-count="8" meta:paragraph-count="297" meta:word-count="1311" meta:character-count="7361" meta:non-whitespace-character-count="6018"/>
  </office:meta>
</office:document-meta>
</file>